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T23" style:parent-style-name="Fuentedepárrafopredeter." style:family="text">
      <style:text-properties fo:language="en" fo:country="GB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T30" style:parent-style-name="Fuentedepárrafopredeter." style:family="text">
      <style:text-properties fo:language="en" fo:country="GB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Normal" style:family="paragraph">
      <style:text-properties fo:language="en" fo:country="GB"/>
    </style:style>
    <style:style style:name="P72" style:parent-style-name="Normal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Normal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T76" style:parent-style-name="Fuentedepárrafopredeter." style:family="text">
      <style:text-properties fo:language="en" fo:country="GB"/>
    </style:style>
    <style:style style:name="T77" style:parent-style-name="Fuentedepárrafopredeter." style:family="text">
      <style:text-properties fo:font-weight="bold" style:font-weight-asian="bold" style:font-weight-complex="bold" fo:language="en" fo:country="GB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S2" style:family="section">
      <style:section-properties fo:margin-left="0in" fo:margin-right="0in" style:writing-mode="lr-tb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regunta <text:span text:style-name="T2">1</text:span></text:p>
      <text:p text:style-name="Normal">¿Cuál de los siguientes lenguajes puede usarse tanto en cliente como en servidor?</text:p>
      <text:p text:style-name="P3">a. JavaScript</text:p>
      <text:p text:style-name="P4">b. C#</text:p>
      <text:p text:style-name="P5">c. Kotlin</text:p>
      <text:p text:style-name="Normal">d.<text:s/>Python</text:p>
      <text:p text:style-name="Normal"/>
      <text:p text:style-name="Normal">Pregunta <text:span text:style-name="T6">2</text:span></text:p>
      <text:p text:style-name="Normal">¿Qué información nos facilitan al contratar un hosting?</text:p>
      <text:p text:style-name="Normal">a.<text:s/>Los nameservers</text:p>
      <text:p text:style-name="Normal">b.Un dominio</text:p>
      <text:p text:style-name="Normal">c.Todas las demás son incorrectas</text:p>
      <text:p text:style-name="Normal">d.Una IP pública</text:p>
      <text:p text:style-name="Normal"/>
      <text:p text:style-name="Normal">Pregunta <text:span text:style-name="T7">3</text:span></text:p>
      <text:p text:style-name="Normal">¿Qué etiqueta se usa para incluir JavaScript en una página HTML?</text:p>
      <text:p text:style-name="P8">a.&lt;js&gt;</text:p>
      <text:p text:style-name="P9">b.&lt;script&gt;</text:p>
      <text:p text:style-name="P10">c.&lt;javascript&gt;</text:p>
      <text:p text:style-name="P11">d.&lt;code&gt;</text:p>
      <text:p text:style-name="P12"/>
      <text:p text:style-name="Normal">Pregunta <text:span text:style-name="T13">4</text:span></text:p>
      <text:p text:style-name="Normal">¿Qué lenguaje es popular por su uso en inteligencia artificial y ciencia de datos?</text:p>
      <text:p text:style-name="Normal">a.Java</text:p>
      <text:p text:style-name="Normal">b.Python</text:p>
      <text:p text:style-name="Normal">c.C#</text:p>
      <text:p text:style-name="Normal">d.PHP</text:p>
      <text:p text:style-name="Normal"/>
      <text:p text:style-name="Normal"/>
      <text:p text:style-name="Normal">Pregunta <text:span text:style-name="T14">5</text:span></text:p>
      <text:p text:style-name="Normal">¿Cuál de los siguientes es un elemento vacío en HTML?</text:p>
      <text:p text:style-name="Normal">Pregunta 5Respuesta</text:p>
      <text:p text:style-name="P15">a.&lt;div&gt;</text:p>
      <text:p text:style-name="P16">b.&lt;img&gt;</text:p>
      <text:p text:style-name="P17">c.&lt;p&gt;</text:p>
      <text:p text:style-name="P18">d.&lt;section&gt;</text:p>
      <text:p text:style-name="Normal"/>
      <text:p text:style-name="Normal">Pregunta <text:span text:style-name="T19">6</text:span></text:p>
      <text:p text:style-name="Normal">¿Qué propiedad CSS sirve para definir el color de fondo?</text:p>
      <text:p text:style-name="P20">a. fill</text:p>
      <text:p text:style-name="P21">b.background-color</text:p>
      <text:p text:style-name="P22">c.bg-color</text:p>
      <text:p text:style-name="Normal"><text:span text:style-name="T23">d.</text:span>background-style</text:p>
      <text:p text:style-name="Normal"/>
      <text:p text:style-name="Normal">Pregunta <text:span text:style-name="T24">7</text:span></text:p>
      <text:p text:style-name="Normal">¿Cuál es la función principal de HTML?</text:p>
      <text:p text:style-name="Normal">a.<text:s/>Todas las demás son correctas</text:p>
      <text:p text:style-name="Normal">b.Ejecutar lógica de negocio en el servidor web</text:p>
      <text:p text:style-name="Normal">c.Dar formato y estilo a la página web</text:p>
      <text:p text:style-name="Normal">d.Describir la estructura y contenido de la página web</text:p>
      <text:p text:style-name="Normal"/>
      <text:p text:style-name="Normal">Pregunta <text:span text:style-name="T25">8</text:span></text:p>
      <text:p text:style-name="Normal">¿Qué función cumple el File Manager en un hosting?</text:p>
      <text:p text:style-name="Normal">a.<text:s/>Enlazar DNS</text:p>
      <text:p text:style-name="Normal">b.Crear bases de datos</text:p>
      <text:p text:style-name="Normal">c.Ejecutar scripts</text:p>
      <text:p text:style-name="Normal">d.Administrar archivos del sitio web</text:p>
      <text:p text:style-name="Normal"/>
      <text:p text:style-name="Normal">Pregunta <text:span text:style-name="T26">9</text:span></text:p>
      <text:p text:style-name="Normal">¿Qué servicio de un hosting permite crear cuentas de correo personalizadas?</text:p>
      <text:p text:style-name="P27">a. phpMyAdmin</text:p>
      <text:p text:style-name="P28">b.FTP Accounts</text:p>
      <text:p text:style-name="P29">c.File Manager</text:p>
      <text:p text:style-name="Normal"><text:span text:style-name="T30">d.</text:span>Email accounts</text:p>
      <text:p text:style-name="Normal"/>
      <text:p text:style-name="Normal">Pregunta <text:span text:style-name="T31">10</text:span></text:p>
      <text:p text:style-name="Normal">¿Qué programa FTP es un ejemplo típico para subir archivos al servidor?</text:p>
      <text:p text:style-name="P32">a. FileZilla</text:p>
      <text:p text:style-name="P33">b.cPanel</text:p>
      <text:p text:style-name="P34">c.Sublime</text:p>
      <text:p text:style-name="P35">d.Atom</text:p>
      <text:p text:style-name="P36"/>
      <text:p text:style-name="Normal">Pregunta <text:span text:style-name="T37">11</text:span></text:p>
      <text:p text:style-name="Normal">¿Dónde se ejecuta un lenguaje cliente?</text:p>
      <text:p text:style-name="Normal">a.En la base de datos principal del sitio web</text:p>
      <text:p text:style-name="Normal">b.En el servidor central que gestiona las peticiones de los usuarios</text:p>
      <text:p text:style-name="Normal">c.En el navegador del usuario</text:p>
      <text:p text:style-name="Normal">d.En el framework que se esté utilizando para diseñar el sitio</text:p>
      <text:p text:style-name="Normal"/>
      <text:p text:style-name="Normal">Pregunta <text:span text:style-name="T38">12</text:span></text:p>
      <text:p text:style-name="Normal">¿Qué característica tiene Node.js?</text:p>
      <text:p text:style-name="Normal">a.<text:s/>No soporta asincronía</text:p>
      <text:p text:style-name="Normal">b.Solo puede ejecutarse en sistemas Windows configurados con herramientas específicas</text:p>
      <text:p text:style-name="Normal">c.Requiere compilarse</text:p>
      <text:p text:style-name="Normal">d.Permite usar JavaScript en backend</text:p>
      <text:p text:style-name="Normal"/>
      <text:p text:style-name="Normal">Pregunta <text:span text:style-name="T39">13</text:span></text:p>
      <text:p text:style-name="Normal">¿Qué etiqueta HTML sirve para insertar un salto de línea?</text:p>
      <text:p text:style-name="P40">a.&lt;line&gt;</text:p>
      <text:p text:style-name="P41">b.&lt;br&gt;</text:p>
      <text:p text:style-name="P42">c.&lt;hr&gt;</text:p>
      <text:p text:style-name="Normal">d.&lt;p&gt;</text:p>
      <text:p text:style-name="Normal"/>
      <text:p text:style-name="Normal">Pregunta <text:span text:style-name="T43">14</text:span></text:p>
      <text:p text:style-name="Normal">¿Qué información se necesita para conectarse por FTP?</text:p>
      <text:p text:style-name="Normal">a.<text:s/>Host, usuario, clave y puerto</text:p>
      <text:p text:style-name="Normal">b.Archivo index.html y dirección IP del host</text:p>
      <text:p text:style-name="Normal">c.Certificado SSL</text:p>
      <text:p text:style-name="Normal">d.Nombre de dominio</text:p>
      <text:p text:style-name="Normal"/>
      <text:p text:style-name="Normal">Pregunta <text:span text:style-name="T44">15</text:span></text:p>
      <text:p text:style-name="Normal">¿Qué tipo de lenguaje se usa para generar contenido dinámico en servidor?</text:p>
      <text:p text:style-name="P45">a. HTML</text:p>
      <text:p text:style-name="P46">b.CSS</text:p>
      <text:p text:style-name="P47">c.XML</text:p>
      <text:p text:style-name="Normal">d.PHP</text:p>
      <text:p text:style-name="Normal"/>
      <text:p text:style-name="Normal"/>
      <text:p text:style-name="Normal"/>
      <text:p text:style-name="Normal"/>
      <text:p text:style-name="Normal"/>
      <text:p text:style-name="Normal">Pregunta <text:span text:style-name="T48">16</text:span></text:p>
      <text:p text:style-name="Normal">a.Python</text:p>
      <text:p text:style-name="Normal">b.HTML</text:p>
      <text:p text:style-name="Normal">c.PHP</text:p>
      <text:p text:style-name="Normal">d.JavaScript</text:p>
      <text:p text:style-name="Normal"/>
      <text:p text:style-name="Normal">Pregunta <text:span text:style-name="T49">17</text:span></text:p>
      <text:p text:style-name="Normal">¿Cuál de los siguientes se asocia a aplicaciones empresariales robustas?</text:p>
      <text:p text:style-name="P50">a.Go</text:p>
      <text:p text:style-name="P51">b.Kotlin</text:p>
      <text:p text:style-name="P52">c.Java</text:p>
      <text:p text:style-name="Normal">d.Ruby</text:p>
      <text:p text:style-name="Normal"/>
      <text:p text:style-name="Normal">Pregunta <text:span text:style-name="T53">18</text:span></text:p>
      <text:p text:style-name="Normal">¿Qué sistema reproduce al 100% el entorno real del servidor?</text:p>
      <text:p text:style-name="P54">a.Docker</text:p>
      <text:p text:style-name="P55">b.XAMPP</text:p>
      <text:p text:style-name="P56">c.MAMP</text:p>
      <text:p text:style-name="Normal">d.Laragon</text:p>
      <text:p text:style-name="Normal"/>
      <text:p text:style-name="Normal">Pregunta <text:span text:style-name="T57">19</text:span></text:p>
      <text:p text:style-name="Normal">¿Qué tipo de elemento HTML no lleva etiqueta de cierre?</text:p>
      <text:p text:style-name="Normal">a.Vacío</text:p>
      <text:p text:style-name="Normal">b.Anidado</text:p>
      <text:p text:style-name="Normal">c.Raíz</text:p>
      <text:p text:style-name="Normal">d.Padre</text:p>
      <text:p text:style-name="Normal"/>
      <text:p text:style-name="Normal"/>
      <text:p text:style-name="Normal">Pregunta <text:span text:style-name="T58">20</text:span></text:p>
      <text:p text:style-name="Normal">¿Qué ocurre cuando se configuran correctamente los servidores DNS de un dominio?</text:p>
      <text:p text:style-name="Normal">a.El sitio web se vuelve accesible solo desde la red local del desarrollador</text:p>
      <text:p text:style-name="Normal">b.El navegador descarga automáticamente todos los archivos del servidor</text:p>
      <text:p text:style-name="Normal">c.Se activa el certificado SSL sin necesidad de configuración adicional</text:p>
      <text:p text:style-name="Normal">d.El dominio queda vinculado al servidor donde está alojada la página web</text:p>
      <text:p text:style-name="Normal"/>
      <text:p text:style-name="Normal">Pregunta <text:span text:style-name="T59">21</text:span></text:p>
      <text:p text:style-name="Normal">¿Qué tipo de hosting permite probar proyectos en local sin conexión a Internet?</text:p>
      <text:p text:style-name="P60">a.DNS hosting</text:p>
      <text:p text:style-name="P61">b.Web hosting</text:p>
      <text:p text:style-name="Normal">c.Servidor web local</text:p>
      <text:p text:style-name="Normal">d.FTP remoto</text:p>
      <text:p text:style-name="Normal"/>
      <text:p text:style-name="Normal">Pregunta <text:span text:style-name="T62">22</text:span></text:p>
      <text:p text:style-name="Normal">¿Para qué se utiliza un servidor web local como XAMPP o MAMP?</text:p>
      <text:p text:style-name="Normal">a.Todas las demás son falsas</text:p>
      <text:p text:style-name="Normal">b.Para compilar aplicaciones móviles web compatibles con Android e iOS</text:p>
      <text:p text:style-name="Normal">c.Para simular un entorno de servidor y realizar pruebas en local sin conexión externa</text:p>
      <text:p text:style-name="Normal">d.Para publicar directamente el sitio web en Internet sin usar un hosting</text:p>
      <text:p text:style-name="Normal"/>
      <text:p text:style-name="Normal">Pregunta <text:span text:style-name="T63">23</text:span></text:p>
      <text:p text:style-name="Normal">¿Qué ocurre cuando un usuario accede a una página generada por un lenguaje del lado del servidor?</text:p>
      <text:p text:style-name="Normal">a.El navegador descarga el código fuente del servidor y lo ejecuta directamente</text:p>
      <text:p text:style-name="Normal">b.Todas las demás son falsas</text:p>
      <text:p text:style-name="Normal">c.El servidor procesa el código y envía al navegador solo el resultado en formato HTML, CSS o JS</text:p>
      <text:p text:style-name="Normal">d.El cliente interpreta el código del servidor y lo transforma en HTML</text:p>
      <text:p text:style-name="Normal"/>
      <text:p text:style-name="Normal">Pregunta <text:span text:style-name="T64">2</text:span><text:span text:style-name="T65">4</text:span></text:p>
      <text:p text:style-name="Normal">¿Qué desventaja tiene Docker frente a otras opciones locales?</text:p>
      <text:p text:style-name="Normal">a.Solo admite PHP</text:p>
      <text:p text:style-name="Normal">b.Poca flexibilidad</text:p>
      <text:p text:style-name="Normal">c.No permite contenedores para el despliegue</text:p>
      <text:p text:style-name="Normal">d.Requiere curva de aprendizaje más alta</text:p>
      <text:p text:style-name="Normal"/>
      <text:p text:style-name="Normal">Pregunta <text:span text:style-name="T66">25</text:span></text:p>
      <text:p text:style-name="Normal">¿Qué tipo de estructura tiene un documento HTML?</text:p>
      <text:p text:style-name="Normal">a.Lineal</text:p>
      <text:p text:style-name="Normal">b.Jerárquica</text:p>
      <text:p text:style-name="Normal">c.Secuencial</text:p>
      <text:p text:style-name="Normal">d.Circular</text:p>
      <text:p text:style-name="Normal"/>
      <text:p text:style-name="Normal">Pregunta <text:span text:style-name="T67">26</text:span></text:p>
      <text:p text:style-name="Normal">¿Qué ventaja ofrece procesar datos en el servidor?</text:p>
      <text:p text:style-name="Normal">a.Menor uso de memoria</text:p>
      <text:p text:style-name="Normal">b.Ejecución más rápida en cliente</text:p>
      <text:p text:style-name="Normal">c.Menor consumo de red</text:p>
      <text:p text:style-name="Normal">d.Más seguridad</text:p>
      <text:p text:style-name="Normal"/>
      <text:p text:style-name="Normal"/>
      <text:p text:style-name="Normal"/>
      <text:p text:style-name="Normal"/>
      <text:p text:style-name="Normal">Pregunta <text:span text:style-name="T68">27</text:span></text:p>
      <text:p text:style-name="Normal">¿Cuál es la característica principal de Kotlin frente a Java?</text:p>
      <text:p text:style-name="Normal">a.Es más moderno y conciso</text:p>
      <text:p text:style-name="Normal">b.Es más verboso</text:p>
      <text:p text:style-name="Normal">c.No permite usar frameworks</text:p>
      <text:p text:style-name="Normal">d.Solo sirve para iOS</text:p>
      <text:p text:style-name="Normal"/>
      <text:p text:style-name="Normal">Pregunta <text:span text:style-name="T69">28</text:span></text:p>
      <text:p text:style-name="Normal">¿Qué puerto se usa por defecto para el protocolo FTP?</text:p>
      <text:p text:style-name="Normal">a.443</text:p>
      <text:p text:style-name="Normal">b.8080</text:p>
      <text:p text:style-name="Normal">c.21</text:p>
      <text:p text:style-name="Normal">d.80</text:p>
      <text:p text:style-name="Normal"/>
      <text:p text:style-name="Normal">Pregunta <text:span text:style-name="T70">29</text:span></text:p>
      <text:p text:style-name="Normal">¿Qué lenguaje destaca por su sencillez y uso en WordPress?</text:p>
      <text:p text:style-name="P71">a.PHP</text:p>
      <text:p text:style-name="P72">b.Swift</text:p>
      <text:p text:style-name="P73">c.C#</text:p>
      <text:p text:style-name="P74">d.Kotlin</text:p>
      <text:p text:style-name="P75"/>
      <text:p text:style-name="Normal"><text:span text:style-name="T76">Pregunta </text:span><text:span text:style-name="T77">30</text:span></text:p>
      <text:p text:style-name="Normal">¿Para qué sirven los atributos en las etiquetas HTML?</text:p>
      <text:p text:style-name="Normal">a.Para aportar información adicional sobre el comportamiento o contenido del elemento</text:p>
      <text:p text:style-name="Normal">b.Para indicar cómo se estructura el documento a nivel de jerarquía semántica</text:p>
      <text:p text:style-name="Normal">c.Para aplicar estilos visuales directamente sobre los elementos sin usar CSS</text:p>
      <text:p text:style-name="Normal">d.Para definir qué tipo de script o lenguaje se ejecutará en el navegador</text:p>
      <text:p text:style-name="Normal"/>
      <text:p text:style-name="P78"/>
      <text:p text:style-name="P79">RESPUESTAS</text:p>
      <text:p text:style-name="P80"/>
      <text:section text:name="Sect1" text:style-name="S1">
        <text:p text:style-name="P81">1 A</text:p>
        <text:p text:style-name="P82">2 A</text:p>
        <text:p text:style-name="P83">3 B</text:p>
        <text:p text:style-name="P84">4 B</text:p>
        <text:p text:style-name="P85">5 B</text:p>
        <text:p text:style-name="P86">6 B</text:p>
        <text:p text:style-name="P87">7 D</text:p>
        <text:p text:style-name="P88">8 D</text:p>
        <text:p text:style-name="P89">9 D</text:p>
        <text:p text:style-name="P90">10 A</text:p>
        <text:p text:style-name="P91">11 C</text:p>
        <text:p text:style-name="P92">12 D</text:p>
        <text:p text:style-name="P93">13B</text:p>
        <text:p text:style-name="P94">14 A</text:p>
        <text:p text:style-name="P95">15 D</text:p>
        <text:p text:style-name="P96">16 B</text:p>
        <text:p text:style-name="P97">17 C</text:p>
        <text:p text:style-name="P98">18 A</text:p>
        <text:p text:style-name="P99">19 A</text:p>
        <text:p text:style-name="P100">20 D</text:p>
        <text:p text:style-name="P101">21 C</text:p>
        <text:p text:style-name="P102">22 C</text:p>
        <text:p text:style-name="P103">23 C</text:p>
        <text:p text:style-name="P104">24 D</text:p>
        <text:p text:style-name="P105">25 B</text:p>
        <text:p text:style-name="P106">26 D</text:p>
        <text:p text:style-name="P107">27 A</text:p>
        <text:p text:style-name="P108">28 C</text:p>
        <text:p text:style-name="P109">29 A</text:p>
        <text:p text:style-name="P110">30 A</text:p>
      </text:section>
      <text:section text:name="Sect2" text:style-name="S2">
        <text:p text:style-name="P111"><text:s/></text:p>
        <text:p text:style-name="P11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a María Heres Pereira</meta:initial-creator>
    <dc:creator>Ana María Heres Pereira</dc:creator>
    <meta:creation-date>2025-10-18T16:23:00Z</meta:creation-date>
    <dc:date>2025-10-18T16:37:00Z</dc:date>
    <meta:template xlink:href="Normal" xlink:type="simple"/>
    <meta:editing-cycles>3</meta:editing-cycles>
    <meta:editing-duration>PT840S</meta:editing-duration>
    <meta:document-statistic meta:page-count="1" meta:paragraph-count="10" meta:word-count="818" meta:character-count="5309" meta:row-count="37" meta:non-whitespace-character-count="4501"/>
  </office:meta>
</office:document-meta>
</file>